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758c"/>
    </style:style>
    <style:style style:name="P2" style:family="paragraph" style:parent-style-name="Standard">
      <style:text-properties officeooo:paragraph-rsid="001d6133"/>
    </style:style>
    <style:style style:name="P3" style:family="paragraph" style:parent-style-name="Standard">
      <style:text-properties officeooo:paragraph-rsid="002c903c"/>
    </style:style>
    <style:style style:name="P4" style:family="paragraph" style:parent-style-name="Subtitle">
      <style:text-properties officeooo:rsid="002c903c" officeooo:paragraph-rsid="002c903c"/>
    </style:style>
    <style:style style:name="P5" style:family="paragraph" style:parent-style-name="Standard" style:list-style-name="L1"/>
    <style:style style:name="P6" style:family="paragraph" style:parent-style-name="Standard" style:list-style-name="L1">
      <style:text-properties officeooo:paragraph-rsid="00211799"/>
    </style:style>
    <style:style style:name="P7" style:family="paragraph" style:parent-style-name="Standard" style:list-style-name="L1">
      <style:text-properties officeooo:paragraph-rsid="0022cab1"/>
    </style:style>
    <style:style style:name="P8" style:family="paragraph" style:parent-style-name="Standard" style:list-style-name="L1">
      <style:text-properties officeooo:paragraph-rsid="00232b43"/>
    </style:style>
    <style:style style:name="P9" style:family="paragraph" style:parent-style-name="Standard" style:list-style-name="L1">
      <style:text-properties officeooo:paragraph-rsid="00249b40"/>
    </style:style>
    <style:style style:name="P10" style:family="paragraph" style:parent-style-name="Standard" style:list-style-name="L1">
      <style:text-properties officeooo:paragraph-rsid="00264d3b"/>
    </style:style>
    <style:style style:name="P11" style:family="paragraph" style:parent-style-name="Standard">
      <style:text-properties officeooo:rsid="00374851" officeooo:paragraph-rsid="00374851"/>
    </style:style>
    <style:style style:name="T1" style:family="text">
      <style:text-properties officeooo:rsid="0011eb11"/>
    </style:style>
    <style:style style:name="T2" style:family="text">
      <style:text-properties officeooo:rsid="00130ffa"/>
    </style:style>
    <style:style style:name="T3" style:family="text">
      <style:text-properties officeooo:rsid="0013a392"/>
    </style:style>
    <style:style style:name="T4" style:family="text">
      <style:text-properties officeooo:rsid="0013ab16"/>
    </style:style>
    <style:style style:name="T5" style:family="text">
      <style:text-properties officeooo:rsid="00211799"/>
    </style:style>
    <style:style style:name="T6" style:family="text">
      <style:text-properties officeooo:rsid="002c903c"/>
    </style:style>
    <style:style style:name="T7" style:family="text">
      <style:text-properties fo:font-weight="bold" officeooo:rsid="002c903c" style:font-weight-asian="bold" style:font-weight-complex="bold"/>
    </style:style>
    <style:style style:name="T8" style:family="text">
      <style:text-properties officeooo:rsid="0018db22"/>
    </style:style>
    <style:style style:name="T9" style:family="text">
      <style:text-properties officeooo:rsid="00304344"/>
    </style:style>
    <style:style style:name="T10" style:family="text">
      <style:text-properties fo:background-color="transparent" loext:char-shading-value="0"/>
    </style:style>
    <style:style style:name="T11" style:family="text">
      <style:text-properties officeooo:rsid="00393a0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atuten des Vereins</text:p>
      <text:p text:style-name="P4">Gott segne Dich</text:p>
      <text:h text:style-name="Heading_20_1" text:outline-level="1">Name, Sitz, Tätigkeitsbereich des Vereins</text:h>
      <text:p text:style-name="Standard">Der Verein führt den Namen: <text:span text:style-name="T7">Gott segne Dich</text:span></text:p>
      <text:p text:style-name="P3">Er hat seinen Sitz in: Ottensteinerstraße 8, 3804 Allentsteig</text:p>
      <text:p text:style-name="Standard">und erstreckt seine Tätigkeiten au<text:span text:style-name="T1">f </text:span>die ganze Erde.</text:p>
      <text:p text:style-name="Standard">Die Errichtung von Zweigvereinen ist möglich, wobei Zweigvereine eine eigene Rechtspersönlichkeit darstellen, mit eigenem Leitungsorgan, eigener Buchführung, eigener Postanschrift, etc;</text:p>
      <text:h text:style-name="Heading_20_1" text:outline-level="1">Grundsätze und Zweck des Vereins</text:h>
      <text:p text:style-name="P3">1. Die Vereinstätigkeit <text:span text:style-name="T8">ist darauf ausgerichtet, Menschen und gerade Menschen in Notlage, zu unterstützen. Diese Unterstützung kann in Form von Lebensmitteln, Campingartikeln, Wohnungen, Grundstücken, Gemeinschaften, Schulungen, Seminaren und alternativen Wirtschaftsformen sein.</text:span></text:p>
      <text:p text:style-name="Standard">2. Der Verein verfolgt Gemeinwohl-Zwecke und ist nicht auf Gewinn gerichtet. Allfällige Erträge aus seiner Tätigkeit, insbesondere aus <text:span text:style-name="T2">etwaigen</text:span> wirtschaftlichen Betätigungen, dürfen nur seinen</text:p>
      <text:p text:style-name="Standard">Gemeinwohl-Zwecken dienen, soweit die wirtschaftlichen Tätigkeiten nicht ohnedies ausgelagert</text:p>
      <text:p text:style-name="Standard">werden. Er kann wirtschaftliche Geschäftsbetriebe selbst oder durch Körperschaften mit eigener</text:p>
      <text:p text:style-name="Standard">Rechtspersönlichkeit durchführen. Die wirtschaftliche Tätigkeit des Vereins ist stets dem</text:p>
      <text:p text:style-name="Standard">nicht-wirtschaftlichen ideellen Hauptzweck funktional untergeordnet.</text:p>
      <text:p text:style-name="Standard">3. Der Verein ist nicht an einer finanzrechtlichen Einordnung als gemeinnützige Organisation</text:p>
      <text:p text:style-name="Standard">interessiert und lehnt dies ab.</text:p>
      <text:h text:style-name="Heading_20_1" text:outline-level="1">Mittel zur Erreichung des Vereinszwecks</text:h>
      <text:list xml:id="list3061764564" text:style-name="L1">
        <text:list-item>
          <text:p text:style-name="P5">Der Vereinszweck soll durch die nachstehend angeführten ideellen und materiellen Mittel erreicht werden. Dabei gilt, dass die angeführten Mittel und Ausführungen in allen gesellschaftlichen Bereichen und mit allen organisatorischen, unternehmerischen und wirtschaftlichen gesetzlich erlaubten Mitteln durch- bzw ausgeführt werden können, soferne und solange sie dem unter §2.1 angeführten Vereinszweck entsprechen und / oder diesen befördern, sowie dem nicht-wirtschaftlichen ideellen Hauptzweck funktional untergeordnet sind.</text:p>
        </text:list-item>
        <text:list-item>
          <text:p text:style-name="P6">Als ideelle Mittel dienen:</text:p>
          <text:p text:style-name="P6">a. Lesungen, Vorträge, Diskussionen, Informationsveranstaltungen, Ausbildungen, Schulungen, Seminare, Workshops, Infotage und ähnliches, auch fachübergreifend;</text:p>
          <text:p text:style-name="P6">b. Vernetzung von Wissenschaftern, Wirtschaftern, Forschern, Technikern, Juristen, Landwirten, Soziologen, Sozialarbeitern, psychologisch und psychotherapeutisch Arbeitende und anderen Fachleuten, welche nach ethischen und ubuntischen Grundlagen forschen, lehren und arbeiten;</text:p>
          <text:p text:style-name="P6">c. Herausgabe von Mitteilungsblättern, in Form von Print- und / oder elektronischen Medien; </text:p>
          <text:p text:style-name="P6">d. Betrieb bzw Mitbetrieb von Broadcasting-Einrichtungen, Rundfunk- und Fernsehanstalten sowohl für kabelgebundene wie nicht-kabelgebundene Verbreitungsmedien.</text:p>
          <text:p text:style-name="P6"><text:span text:style-name="T5">e. </text:span>Einrichtung einer Fachbibliothek von einschlägigen und verwandten Themen;</text:p>
          <text:p text:style-name="P6">f. Errichtung und Betrieb von Web-Archiven und entsprechend orientierten sozialen Netzwerken;</text:p>
          <text:p text:style-name="P6"><text:soft-page-break/>g. Journalistische, insbesondere investigativ-journalistische Tätigkeiten und Aktivitäten bzgl konkreter gesellschaftlicher Lösungen und Meinung und Haltung dazu, zur Umsetzung und Bewertung seitens und in der Gesellschaft, Organisationen und Behörden. Errichtung und Betreiben eines vereinseigenen Institutes zur Erforschung und Entwicklung von (Rahmen-)Bedingungen, Erkenntnissen, Konzepten, Mechanismen, Empfehlungen, Lösungen und Anwendungen den Vereinszweck betreffend;</text:p>
          <text:p text:style-name="P7">i. Erstellung von Studien und Gutachten, Umfragen &amp; Analysen zu den Vereinsthemen und gemäß dem vorigen Unterpunkt;</text:p>
          <text:p text:style-name="P7">j. Organisation und Durchführung von Vorhaben, Projekten, Veranstaltungen, Messen, Ausstellungen;</text:p>
          <text:p text:style-name="P7">k. Aus- und Weiterbildungen sowie Schulungen für interessierte und befähigte Personen im Fachbereich durch dazu qualifizierte Vereinsmitwirkende und/oder dazu qualifizierte vereinsfremde Einzelpersonen oder Institutionen; Basisschulungen für Anfänger online und offline, weiterführende Kurse für Fortgeschrittene.</text:p>
          <text:p text:style-name="P7">l. Organisation und Abhaltung von Stammtischen und Foren, Messen, Gesprächsrunden, MeshUps, Open Spaces und anderen Zusammenkünften zum Austausch zwischen den Mitgliedern und zur Teilhabe von Nichtmitgliedern.</text:p>
          <text:p text:style-name="P7">m. Organisation und Durchführung von Veranstaltungen und Zusammenkünften zum Erarbeiten und Finden von projekt- und / oder themenspezifischen Lösungen.</text:p>
          <text:p text:style-name="P7">n. Die Unterstützung und Förderung der gemeinsamen Nutzung von hilfreichen Ressourcen, sowohl zwischen den Mitgliedern wie auch im Zusammenwirken mit Nichtmitgliedern.</text:p>
          <text:p text:style-name="P7">o. Teilnahme oder Organisation von gemeinsamen Besuchen von Ausbildungen und Seminaren, Musterveranstaltungen und Musterlösungen, dafür entsprechende Unterstützung notleidender und / oder minderbemittelter Mitglieder, wenn erforderlich.</text:p>
          <text:p text:style-name="P7">p. Konkrete Aus- und Durchführung von Vorhaben, Aktionen, Initiativen und Projekten, die dem Vereinszweck entsprechen, sowie der dafür erforderlichen begleitenden Maßnahmen.</text:p>
          <text:p text:style-name="P7">q. Vermittlung und Vergabe von Dienstleistungen an Dritte zur Durch- und Ausführung konkreter Projekte iS des Vereinszwecks und der voran stehender Unterpunkte.</text:p>
          <text:p text:style-name="P7">r. Verwertung, Verbreitung, Veröffentlichung, Vermarktung von Medien und Informationsträgern aller Art im Zusammenhang mit Erkenntnissen, Ergebnissen, Ereignissen, Dokumentationen, Vorgängen, Neuerungen, Erfindungen aller sonstigen Punkte aus § 3.2.</text:p>
          <text:p text:style-name="P8">s. Schaffung und Bereitstellung von Räumlichkeiten und Nutzimmobilien zum Wohnen, Arbeiten, Forschen, für Werkstätten, Labors, Studios, Seminare, Vorträge, Schulungen, Diskussionen, Ausbildungen, Proberäume, Trainings, für Vorgänge, Projekte und Ausführungen im Rahmen und im Sinne des Vereinszwecks.</text:p>
          <text:p text:style-name="P8">t. Zurverfügungstellung von internen und externen Fachkräften und Spezialisten, vorrangig solcher, deren Arbeitsweise den Vereinsgrundsätzen entspricht bzw nahe kommt.</text:p>
          <text:p text:style-name="P8">u. Thematische, planerische und operative Mitwirkung an Projekten anderer Organisationen, welche den Zielsetzungen und dem Geist dieses Vereines entsprechen.</text:p>
          <text:p text:style-name="P8">v. Schaffung und Verwertung von Kunstprojekten, die geeignet sind, die Themen des Vereins darzustellen und zu repräsentieren.</text:p>
          <text:p text:style-name="P8">w. Teilnahme oder Organisation und Durchführung von Studien- und Austauschreisen, um vor Ort kulturellen und ideologischen Austausch und Zusammenarbeit zu unterstützen.</text:p>
          <text:p text:style-name="P8">x. Die Zusammenarbeit mit bereits bestehenden Vereinen, Organisationen, Firmen weltweit sowie mit Schulen, Universitäten, Fachhochschulen und anderen Bildungseinrichtungen.</text:p>
        </text:list-item>
        <text:list-item>
          <text:p text:style-name="P9">Die erforderlichen materiellen Mittel​ sollen aufgebracht werden durch:</text:p>
          <text:p text:style-name="P9">a. Beitrittsgebühren und Mitgliedsbeiträge</text:p>
          <text:p text:style-name="P9">b. Unterstützung durch öffentliche Körperschaften, private Sponsoren (Privatpersonen oder juristische Körperschaften) sowie private oder öffentliche Förderungen</text:p>
          <text:p text:style-name="P9">c. freiwillige Spenden und/oder Vermächtnisse</text:p>
          <text:p text:style-name="P9"><text:soft-page-break/>d. Fundraising und Crowdfunding, Refshare, Affiliatemarketing, Onlinemarketing Statuten des Vereins <text:span text:style-name="T6">Gott segne Dich</text:span>. Einnahmen aus Waren- und Geld-Sammlungen</text:p>
          <text:p text:style-name="P9">f. Erlöse aus Veranstaltungen und Festen</text:p>
          <text:p text:style-name="P10">g. Erlöse aus Schulungen, Ausbildungen und Kursen, Beratungen</text:p>
          <text:p text:style-name="P10">h. Erlöse aus Verkäufen von (eigenen und fremden) Publikationen, Studien, Gutachten &amp; Analysen, Ergebnissen von (investigativ-)journalistischen Ergebnissen in allen Medienformen.</text:p>
          <text:p text:style-name="P10">i. Erlöse aus Werbeeinnahmen, zB über Inserate in Vereins- und anderen Publikationen und Studien, auf einer Vereins-Website, Außenwerbung, Film- und Rundfunkwerbung, Anzeigenblättern, Online- und Mobilewerbungen, Mediensupplements.</text:p>
          <text:p text:style-name="P10">j. Erlöse aus Verkäufen von Waren und Dienstleistungen im Sinne des § 2 und des § 3.2</text:p>
          <text:p text:style-name="P10">k. Erlöse aus der Entwicklung und Realisierung von Musteranwendungen im Sinne des § 2;</text:p>
          <text:p text:style-name="P10">l. Erlöse aus der Planung, und Durchführung von konkreten Maßnahmen im Sinne des § 2;</text:p>
          <text:p text:style-name="P10">m. Erlöse aus der Verwertung von Kunstprojekten jeglicher Art und Ausführung, die geeignet sind, die Themen des Vereins darzustellen und zu repräsentieren.</text:p>
          <text:p text:style-name="P10">n. Erlöse aus der Zurverfügungstellung aller Schulungs-, Ausbildungs- und interner Entwicklungsunterlagen an die Mitglieder.</text:p>
          <text:p text:style-name="P10">o. Beteiligungen an und Kooperationen mit natürlichen und/oder juristischen Personen im Tätigkeitsbereich des Vereins (§ 1), welche ähnliche oder gleiche Zielsetzungen verfolgen.</text:p>
          <text:p text:style-name="P10">p. Erlöse aus Vermietungen und Verpachtungen von Rechten und Lizenzen des Vereins.</text:p>
          <text:p text:style-name="P10">q. Erlöse aus den im §3.2 aufgeführten Aktivitäten.</text:p>
        </text:list-item>
      </text:list>
      <text:h text:style-name="Heading_20_1" text:outline-level="1">Mittelverwendung</text:h>
      <text:p text:style-name="Standard">Die Mittel des Vereines dürfen nur für die in den Statuten angeführten Zwecke verwendet werden sowie für die Förderung, Erhaltung und Entwicklung des Vereins. Die Mitglieder des Vereines dürfen keine Gewinnanteile und in ihrer Eigenschaft als Mitglieder keine sonstigen Zuwendungen aus Mitteln des Vereines erhalten.</text:p>
      <text:p text:style-name="Standard">Ausgenommen sind jene Leistungen, die für die jeweilige Mitgliedsart vorgesehen, im Mitgliedsbeitrag inkludiert sind und im Betriebshandbuch bzw in der Mitgliederbestätigung beschrieben werden.</text:p>
      <text:p text:style-name="Standard">Bei Ausscheiden aus dem Verein und bei Auflösung oder Aufhebung des Vereines dürfen die Vereinsmitglieder nicht mehr als den eingezahlten Kapitalanteil und den gemeinen Preis ihrer Sacheinlagen erhalten, der nach dem Preis der Leistung der Einlagen zu berechnen ist. Es darf keine Person durch den Verein zweckfremde Verwaltungsauslagen erhalten oder durch unverhältnismäßig hohe Vergütungen begünstigt werden.</text:p>
      <text:h text:style-name="Heading_20_1" text:outline-level="1">Arten der Mitgliedschaft</text:h>
      <text:p text:style-name="Standard">Die Mitglieder des Vereines gliedern sich in ordentliche, außerordentliche, unterstützende und temporäre Mitglieder. Alle Mitglieder können alle Angebote und Leistungen des Vereins inanspruch nehmen, die für ihre Mitgliedschaftsart vorgesehen sind (lt Betriebshandbuch bzw Mitgliedschaftsbestätigung).</text:p>
      <text:p text:style-name="Standard">Definitionen und Wahlrechte:</text:p>
      <text:p text:style-name="Standard">● Ordentliche Mitglieder sind jene, die sich voll an der Vereinsarbeit beteiligen.</text:p>
      <text:p text:style-name="Standard">Sie haben das aktive und passive Wahlrecht.</text:p>
      <text:p text:style-name="Standard">● Außerordentliche Mitglieder brauchen sich nicht direkt am Vereinsleben zu beteiligen, sind jedoch für den Verein sehr wertvoll durch persönliche Kontakte, Brückenfunktionen zu anderen</text:p>
      <text:p text:style-name="Standard">Organisationen, Werbung durch Testimonials, <text:span text:style-name="T3">Mildtätige</text:span>-Einsätze oder anderes, was vor allem das Image und die Wichtigkeit des Vereins und seiner Tätigkeit stärker ins Licht zu rücken vermag.</text:p>
      <text:p text:style-name="Standard">Sie haben kein Wahlrecht.</text:p>
      <text:p text:style-name="Standard"><text:soft-page-break/>● Unterstützende Mitglieder unterstützen die Vereinstätigkeit durch <text:span text:style-name="T4">d</text:span>eutlich erhöhte Mitgliedsbeiträge (mind 10x) und / oder<text:span text:style-name="T6"> </text:span>regelmäßige proaktive Mitwirkung bei der Vereinsarbeit im Ausmaß von mindestens 10 h /Woche</text:p>
      <text:p text:style-name="Standard">und / oder repräsentative und wertvolle sonstige unterstützende oder förderliche Tätigkeiten in deutlich nennenswertem Ausmaß bzw Wirksamkeit.</text:p>
      <text:p text:style-name="Standard">Sie sind nur passiv wahlberechtigt.</text:p>
      <text:p text:style-name="Standard">● Temporäre Mitglieder sind Außerordentlichen Mitgliedern gleichgestellt, die Dauer ihrer</text:p>
      <text:p text:style-name="Standard">Mitgliedschaft beträgt allerdings höchstens 1 Kalenderjahr oder weniger. Sie wird jeweils individuell vereinbart und in der Mitgliedschaftsbestätigung festgehalten.</text:p>
      <text:p text:style-name="Standard">Sie sind nicht wahlberechtigt.</text:p>
      <text:h text:style-name="Heading_20_1" text:outline-level="1">Erwerb der Mitgliedschaft</text:h>
      <text:p text:style-name="Standard">Mitglieder des Vereines können alle natürlichen und juristischen Personen werden.</text:p>
      <text:p text:style-name="Standard">Über die Aufnahme aller Arten von Mitgliedern entscheidet das Präsidium. Die Aufnahme kann ohne Angabe von Gründen verweigert werden.</text:p>
      <text:h text:style-name="Heading_20_1" text:outline-level="1">Beendigung der Mitgliedschaft</text:h>
      <text:p text:style-name="Standard">Die Mitgliedschaft erlischt durch Tod, bei juristischen Personen durch Verlust der Rechtspersönlichkeit, durch freiwilligen Austritt und durch Ausschluss. Die Mitgliedschaft von temporären Mitgliedern erlischt automatisch mit Ablauf der vereinbarten Mitgliedsdauer.</text:p>
      <text:p text:style-name="Standard">Der freiwillige Austritt kann nur mit Ende jedes Kalendermonats erfolgen. Die Abmeldung muss bis 20. des Vormonats schriftlich oder per eMail beim Leitungsorgan eintreffen. Erfolgt die Anzeige verspätet, so ist der Austritt erst zum nächsten Austrittstermin wirksam. Für die Rechtzeitigkeit ist das Datum der Postaufgabe bzw der eMail maßgeblich. Die Mitgliedsbeitragspflicht erlischt erst mit Wirksamkeit des Austritts.</text:p>
      <text:p text:style-name="Standard">Bereits im vorhinein bezahlte und durch den Austritt nicht mehr konsumierte Mitgliedsbeiträge werden nicht rückerstattet.</text:p>
      <text:h text:style-name="Heading_20_1" text:outline-level="1">Ausschlussbestimmungen</text:h>
      <text:p text:style-name="Standard">Das Präsidium kann ein Mitglied ausschließen, wenn dieses trotz zweimaliger schriftlicher Mahnung unter Setzung einer angemessenen Nachfrist länger als drei Monate mit der Zahlung der Mitgliedsbeiträge im Rückstand ist. Die Verpflichtung zur Zahlung der fällig gewordenen Mitgliedsbeiträge bleibt hiervon unberührt.</text:p>
      <text:p text:style-name="Standard">Der Ausschluss eines Mitgliedes aus dem Verein kann vom Präsidium auch wegen grober Verletzung anderer Mitgliedspflichten und wegen unehrenhaften oder vereinsschädigenden Verhaltens verfügt werden.</text:p>
      <text:p text:style-name="Standard">Das vom Ausschluss betroffene Mitglied wird schriftlich in Kenntnis gesetzt und es steht ihm das Recht zu, binnen 30 Tagen nach Erhalt der Verständigung schriftlich die Berufung an die nächste Generalversammlung anzumelden. Eine solche Berufung hat keine aufschiebende Wirkung.</text:p>
      <text:h text:style-name="Heading_20_1" text:outline-level="1">Rechte und Pflichten der Mitglieder</text:h>
      <text:p text:style-name="Standard">Die Mitglieder sind berechtigt, an allen Veranstaltungen des Vereines teilzunehmen und die dafür</text:p>
      <text:p text:style-name="Standard">vorgesehenen Einrichtungen und Leistungen des Vereines zu beanspruchen, die ihrer jeweiligen Mitgliedsart entsprechen. Stimmrechte und Wahlrechte sind in § 5 geregelt; darüber hinaus muss das Mitglied das 16. Lebensjahr vollendet haben.</text:p>
      <text:p text:style-name="Standard">Die Mitglieder sind verpflichtet, die Interessen des Vereines nach Kräften zu fördern und alles zu unterlassen, wodurch das Ansehen und der Zweck des Vereines Minderung erleiden könnte. Die Mitglieder haben die Vereinsstatuten und die Beschlüsse der Vereinsorgane zu beachten. Die <text:soft-page-break/>Mitglieder sind zur pünktlichen Zahlung der Beitrittsgebühren und Mitgliedsbeiträge in der beschlossenen Höhe verpflichtet.</text:p>
      <text:h text:style-name="Heading_20_1" text:outline-level="1">Vereinsorgane</text:h>
      <text:p text:style-name="P1">Organe des Vereines sind die Generalversammlung, das Präsidium, die Rechnungsprüfer und das</text:p>
      <text:p text:style-name="Standard">Schiedsgericht.</text:p>
      <text:h text:style-name="Heading_20_1" text:outline-level="1">Generalversammlung</text:h>
      <text:p text:style-name="Standard">Die ordentliche Generalversammlung findet mindestens alle 5 Jahre statt. Sie wird geleitet von dem</text:p>
      <text:p text:style-name="Standard">Präsidenten / der Präsidentin, bei dessen / deren Verhinderung von dem Vizepräsidenten / der Vizepräsidentin.</text:p>
      <text:p text:style-name="Standard">Ist das gesamte Leitungsorgan verhindert, führt das älteste anwesende stimmberechtigte Mitglied den Vorsitz.</text:p>
      <text:p text:style-name="Standard">Eine außerordentliche Generalversammlung hat auf Beschluss des Präsidiums, der ordentlichen</text:p>
      <text:p text:style-name="Standard">Generalversammlung oder auf begründeten schriftlichen Antrag von mindestens einem Zehntel der</text:p>
      <text:p text:style-name="P2">stimmberechtigten Mitglieder oder auf Verlangen der Rechnungsprüfer binnen vier Wochen stattzufinden.</text:p>
      <text:p text:style-name="P2">Teilnahmeberechtigt sind alle Mitglieder, wahl- und stimmberechtigt jene gemäß § 5, die das 16. Lebensjahr vollendet haben. Jedes Mitglied hat eine Stimme. Juristische Personen werden durch einen Bevollmächtigten vertreten. Die Übertragung des Stimmrechtes auf ein anderes stimmberechtigtes Mitglied im Wege einer</text:p>
      <text:p text:style-name="Standard">schriftlichen Bevollmächtigung ist zulässig, jedes stimmberechtigte Mitglied darf nicht mehr als 1 fremdes Stimmrecht zusätzlich ausüben.</text:p>
      <text:p text:style-name="Standard">Die Generalversammlung ist ohne Rücksicht auf die Anzahl der erschienenen Mitglieder beschlussfähig. Ausnahme: Beschlüsse, mit denen die Statuten geändert oder der Verein aufgelöst werden soll, bedürfen der Anwesenheit von mindestens 2⁄3, aufgerundet auf die nächste ganze Zahl, der stimmberechtigten Mitglieder. Gültige Beschlüsse – ausgenommen solche über einen Antrag auf Einberufung einer außerordentlichen Generalversammlung – können nur zur Tagesordnung gefasst werden.</text:p>
      <text:p text:style-name="Standard">Die Wahlen und die Beschlussfassungen in der Generalversammlung erfolgen mittels einfacher Mehrheit unter den anwesenden Stimmberechtigten, sollten es nur 2 sein, muss Einstimmigkeit vorliegen. Bei Stimmengleichheit entscheidet das Los. Ausnahme: Beschlüsse, mit denen die Statuten geändert oder der Verein aufgelöst werden soll, bedürfen der Zustimmung von mindestens 2⁄3, aufgerundet auf die nächste ganze Zahl, der abgegebenen gültigen Stimmen.</text:p>
      <text:h text:style-name="Heading_20_1" text:outline-level="1">Aufgaben der Generalversammlung</text:h>
      <text:p text:style-name="Standard">Der Generalversammlung sind folgende Aufgaben vorbehalten:</text:p>
      <text:p text:style-name="Standard">● Entgegennahme und Genehmigung des Rechenschaftsberichtes und des Rechnungsabschlusses;</text:p>
      <text:p text:style-name="Standard">● Beschlussfassung über den Voranschlag;</text:p>
      <text:p text:style-name="Standard">● Bestellung und Enthebung der Mitglieder des Leitungsorgans und der Rechnungsprüfer;</text:p>
      <text:p text:style-name="Standard">● Festsetzung der Höhe der Beitrittsgebühren und der Mitgliedsbeiträge;</text:p>
      <text:p text:style-name="Standard">● Verleihung und Aberkennung der Ehrenmitgliedschaft;</text:p>
      <text:p text:style-name="Standard">● Entlastung des Leitungsorgans;</text:p>
      <text:p text:style-name="Standard">● Genehmigung von Rechtsgeschäften zwischen Rechnungsprüfern und Verein;</text:p>
      <text:p text:style-name="Standard">● Beschlussfassung über Änderung der Statuten und die freiwillige Auflösung des Vereines.</text:p>
      <text:h text:style-name="Heading_20_1" text:outline-level="1"><text:soft-page-break/>Präsidium, Geschäftsführung und Vertretungsbefugnis</text:h>
      <text:p text:style-name="Standard">Das Präsidium bildet das Leitungsorgan iS des VerG 2002. Das Präsidium besteht aus dem Präsidenten / der Präsidentin und dem Vizepräsidenten / der Vizepräsidentin. <text:span text:style-name="T9">Der Präsident / die Präsidentin ist</text:span><text:span text:style-name="T10"> zur Geschäftsführung berechtigt. Zur Vertretung des Vereins nach Außen ist jede/r berechtigt, der Vizepräsident jedoch nur dann, wenn der Präsident verhindert ist. D</text:span>ie innere Aufgabenteilung innerhalb des Präsidiums erfolgt durch vereinsinterne Regelungen.</text:p>
      <text:p text:style-name="Standard">Das Präsidium hat das Recht, weitere Geschäftsführer zu ernennen (zB gewerberechtliche oder</text:p>
      <text:p text:style-name="Standard">Bereichsgeschäftsführer), diese werden dadurch nicht automatisch Mitglied des Präsidiums. Sie sind dem Präsidium, der Generalversammlung und den Rechnungsprüfern gegenüber rechenschaftspflichtig.</text:p>
      <text:p text:style-name="Standard">Die Funktionsdauer des Präsidiums beträgt fünf Jahre. Wiederwahl ist möglich oder ist unbegrenzt.</text:p>
      <text:p text:style-name="Standard">Das Präsidium wird von der Generalversammlung gewählt. Das Präsidium hat bei Ausscheiden eines gewählten Mitgliedes das Recht, an seine Stelle ein anderes wählbares Mitglied zu kooptieren, wozu die nachträgliche Genehmigung in der nächstfolgenden Generalversammlung einzuholen ist. Fällt das Präsidium ohne Selbstergänzung durch Kooptierung überhaupt oder auf unvorhersehbar lange Zeit aus, ist jeder Rechnungsprüfer verpflichtet, unverzüglich eine außerordentliche Generalversammlung zum Zwecke der Neuwahl des Präsidiums einzuberufen. Sollten auch die Rechnungsprüfer handlungsunfähig oder nicht vorhanden sein, hat jedes ordentliche Mitglied, das die Notsituation erkennt, unverzüglich die Bestellung eines Kurators beim zuständigen Gericht zu beantragen, der umgehend eine außerordentliche Generalversammlung einzuberufen hat.</text:p>
      <text:p text:style-name="Standard">Das Präsidium ist beschlussfähig, wenn alle seine Mitglieder eingeladen wurden und auch alle von ihnen anwesend sind. Es fasst seine Beschlüsse einstimmig. Dies entspricht dann dem im Gesetz verankerten Vier-Augen-Prinzip.</text:p>
      <text:p text:style-name="Standard">Die Generalversammlung kann das gesamte Präsidium oder einzelne Mitglieder jederzeit ihres Amtes entheben unter Berücksichtigung der diesbezüglichen Bestimmungen in § 11. Die Enthebung tritt mit Bestellung des neuen Präsidiums bzw Präsidiumsmitgliedes in Kraft.</text:p>
      <text:p text:style-name="Standard">Die Mitglieder des Präsidiums können jederzeit schriftlich ihren Rücktritt dem Präsidium bzw bei Rücktritt des gesamten Präsidiums der Generalversammlung gegenüber erklären. Der Rücktritt wird erst mit der Wahl bzw Kooptierung des Nachfolgers / der Nachfolger wirksam.</text:p>
      <text:h text:style-name="Heading_20_1" text:outline-level="1">Aufgaben des Präsidiums</text:h>
      <text:p text:style-name="Standard">Dem Präsidium obliegt die Leitung des Vereines. Ihm kommen alle Aufgaben zu, die nicht durch die Statuten einem anderen Vereinsorgan zugewiesen sind. Insbesondere umfasst der Aufgabenbereich des Präsidiums folgende Agenden:</text:p>
      <text:p text:style-name="Standard">● Allgemeine Geschäftsführung, diese kann vermittels interner Regelungen unter den Mitgliedern des Leitungsorgans aufgeteilt werden;</text:p>
      <text:p text:style-name="Standard">● Erstellung des Jahresvoranschlages, Abfassung des Rechenschaftsberichtes und des Rechnungsabschlusses;</text:p>
      <text:p text:style-name="Standard">● Vorbereitung der Generalversammlung;</text:p>
      <text:p text:style-name="Standard">● Einberufung der ordentlichen und außerordentlichen Generalversammlung in den im § 11 genannten Fällen;</text:p>
      <text:p text:style-name="Standard">● Verwaltung des Vereinsvermögens;</text:p>
      <text:p text:style-name="Standard">● Einrichtung eines den Anforderungen des Vereins entsprechenden Rechnungswesens mit laufender Aufzeichnung der Einnahmen/Ausgaben und Führung eines Vermögensverzeichnisses als</text:p>
      <text:p text:style-name="Standard">Mindesterfordernis;</text:p>
      <text:p text:style-name="Standard">● Aufnahme und Ausschluss von Vereinsmitgliedern;</text:p>
      <text:p text:style-name="Standard">● Vornahme notwendiger Kooptierungen.</text:p>
      <text:p text:style-name="Standard">● Die Veranlassung und Genehmigung von Fachausschüssen, die zur Unterstützung des Leitungsorgans gebildet werden können;</text:p>
      <text:h text:style-name="Heading_20_1" text:outline-level="1"><text:soft-page-break/>Rechnungsprüfer</text:h>
      <text:p text:style-name="Standard">Die zwei Rechnungsprüfer werden von der Generalversammlung auf die Dauer von 5 Jahren gewählt; eine Wiederwahl ist möglich.</text:p>
      <text:p text:style-name="Standard">Den Rechnungsprüfern obliegt die laufende Geschäftskontrolle und die Überprüfung des</text:p>
      <text:p text:style-name="Standard">Rechnungsabschlusses. Sie haben der Generalversammlung über das Ergebnis der Überprüfung zu berichten.</text:p>
      <text:p text:style-name="Standard">Die Bestimmungen hinsichtlich der Bestellung, Enthebung und des Rücktritts der Präsidiumsmitglieder gelten für die Rechnungsprüfer sinngemäß.</text:p>
      <text:h text:style-name="Heading_20_1" text:outline-level="1">Schiedsgericht</text:h>
      <text:p text:style-name="Standard">Zur Schlichtung von allen aus dem Vereinsverhältnis entstehenden Streitigkeiten ist das vereinsinterne Schiedsgericht berufen. Es ist eine Schlichtungseinrichtung imsinne des Vereinsgesetzes 2002 und kein Schiedsgericht nach den §§ 577 ff ZPO.</text:p>
      <text:p text:style-name="Standard">Das Schiedsgericht setzt sich aus drei ordentlichen Vereinsmitgliedern zusammen. Es wird derart gebildet, dass ein Streitteil dem Leitungsorgan ein Mitglied als Schiedsrichterin / Schiedsrichter schriftlich namhaft macht.</text:p>
      <text:p text:style-name="Standard">Über Aufforderung durch das Leitungsorgan binnen sieben Tagen macht der andere Streitteil innerhalb von 14 Tagen seinerseits ein Mitglied des Schiedsgerichts namhaft. Nach Verständigung durch das Leitungsorgan innerhalb von sieben Tagen wählen die namhaft gemachten Schiedsrichterinnen/Schiedsrichter binnen weiterer 14 Tage ein drittes ordentliches Mitglied zum/zur Vorsitzenden des Schiedsgerichts. Bei</text:p>
      <text:p text:style-name="Standard">Stimmengleichheit entscheidet unter den Vorgeschlagenen das Los. Die Mitglieder des Schiedsgerichts dürfen keinem Organ — mit Ausnahme der Generalversammlung — angehören, dessen Tätigkeit Gegenstand der Streitigkeit ist.</text:p>
      <text:p text:style-name="Standard">Das Schiedsgericht fällt seine Entscheidung nach Gewährung beiderseitigen Gehörs bei Anwesenheit aller seiner Mitglieder mit einfacher Stimmenmehrheit. Es entscheidet nach bestem Wissen und Gewissen. Seine Entscheidungen sind vereinsintern endgültig.</text:p>
      <text:h text:style-name="Heading_20_1" text:outline-level="1">Vereinsauflösung</text:h>
      <text:p text:style-name="Standard">Die freiwillige Auflösung des Vereines kann nur in einer zu diesem Zweck einberufenen außerordentlichen Generalversammlung beschlossen werden. Der Beschluss erfordert die Anwesenheit von mindestens 2⁄3, aufgerundet auf die nächste ganze Zahl, der stimmberechtigten Mitglieder. Sollte diese Anzahl nach 3-maliger Wiederholung der für diesen Zweck einberufenen außerordentlichen Generalversammlung mit einem zeitlichen Abstand von mindestens 2 und höchstens 4 Wochen nicht erreicht werden, gilt der Antrag als gescheitert. Es ist die Zustimmung von mindestens 2⁄3, aufgerundet auf die nächste ganze Zahl, der abgegebenen gültigen Stimmen erforderlich (siehe § 11).</text:p>
      <text:p text:style-name="Standard">Bei Auflösung hat diese Generalversammlung – sofern ein Vereinsvermögen vorhanden ist – auch einen Abwickler zu bestellen. Dieser Abwickler hat das verbleibende Vereinsvermögen unter den Mitgliedern (außer temporären Mitgliedern) so aufzuteilen, dass der zu diesem Zeitpunkt geltende Verkehrspreis jedes Anteils denjenigen von dem jeweils betreffenden Mitglied geleisteten Einlagen nicht übersteigt, mit Ausnahme derjenigen Sachen, die von Gründungsmitgliedern anlässlich der Vereinsgründung eingebracht wurden und nunmehr zurückverlangt werden können und auch werden. Etwaïg in der Zwischenzeit entstandene</text:p>
      <text:p text:style-name="Standard">Verkehrspreisminderungen bleiben unabgegolten, Verkehrspreiszuwächse müssen vom Gründungsmitglied abgegolten werden und gehen in das Vereinsvermögen ein. Jedwede Verzinsung bleibt dabei unberücksichtigt.</text:p>
      <text:p text:style-name="Standard">Diese Bestimmung gilt auch im Falle der behördlichen Auflösung.</text:p>
      <text:p text:style-name="Standard"><text:soft-page-break/>Das dann eventuell noch verbleibende Vereinsvermögen kann einer anderen Organisation mit ähnlichen Themen, Zielen und Zwecken zukommen, wird keine solche gefunden, kann eine anerkannte gemeinnützige und / oder mildtätige Organisation damit bespendet werden.</text:p>
      <text:p text:style-name="Standard">Das letzte Leitungsorgan hat die freiwillige Auflösung binnen vier Wochen nach Beschlussfassung der zuständigen Vereinsbehörde schriftlich anzuzeigen.</text:p>
      <text:p text:style-name="Standard"/>
      <text:p text:style-name="P11"><text:span text:style-name="T11">Musterstatuten</text:span> <text:span text:style-name="T11">von: </text:span>Wolgang Biebel (wb@ubuntu.ear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15:25:32.317764553</meta:creation-date>
    <dc:date>2020-09-23T16:43:27.137160213</dc:date>
    <meta:editing-duration>PT1H16M30S</meta:editing-duration>
    <meta:editing-cycles>33</meta:editing-cycles>
    <meta:generator>LibreOffice/6.0.7.3$Linux_X86_64 LibreOffice_project/00m0$Build-3</meta:generator>
    <meta:document-statistic meta:table-count="0" meta:image-count="0" meta:object-count="0" meta:page-count="8" meta:paragraph-count="156" meta:word-count="2896" meta:character-count="23408" meta:non-whitespace-character-count="20647"/>
  </office:meta>
</office:document-meta>
</file>